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ff6600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umen de SQL en bases de datos relacionales:</text:p>
      <text:p text:style-name="P1"><text:span text:style-name="T1"><text:tab/>SQL</text:span> (Structured Query Language) es un lenguaje estándar para gestionar bases de datos relacionales. Permite crear, manipular y consultar datos estructurados.</text:p>
      <text:p text:style-name="P1"/>
      <text:p text:style-name="P1">Comandos más utilizados por categoría:</text:p>
      <text:p text:style-name="P1"/>
      <text:p text:style-name="P2">CREATE (Crear):</text:p>
      <text:p text:style-name="P1">CREATE DATABASE: Crea una nueva base de datos</text:p>
      <text:p text:style-name="P1">CREATE TABLE: Crea una nueva tabla</text:p>
      <text:p text:style-name="P1">CREATE INDEX: Crea un índice en una tabla</text:p>
      <text:p text:style-name="P5">Ejemplo:</text:p>
      <text:p text:style-name="P1">CREATE TABLE usuarios (</text:p>
      <text:p text:style-name="P1"><text:s text:c="4"/>id INT PRIMARY KEY,</text:p>
      <text:p text:style-name="P1"><text:s text:c="4"/>nombre VARCHAR(50),</text:p>
      <text:p text:style-name="P1"><text:s text:c="4"/>email VARCHAR(100)</text:p>
      <text:p text:style-name="P1">);</text:p>
      <text:p text:style-name="P1"/>
      <text:p text:style-name="P1"/>
      <text:p text:style-name="P2">READ (Leer):</text:p>
      <text:p text:style-name="P1">SELECT: Recupera datos de una o más tablas</text:p>
      <text:p text:style-name="P1">WHERE: Filtra resultados</text:p>
      <text:p text:style-name="P1">JOIN: Combina filas de diferentes tablas</text:p>
      <text:p text:style-name="P5">Ejemplo:</text:p>
      <text:p text:style-name="P1">SELECT nombre, email FROM usuarios WHERE id = 1;</text:p>
      <text:p text:style-name="P1"/>
      <text:p text:style-name="P1"/>
      <text:p text:style-name="P2">UPDATE (Actualizar):</text:p>
      <text:p text:style-name="P1">UPDATE: Modifica datos existentes en una tabla</text:p>
      <text:p text:style-name="P5">Ejemplo:</text:p>
      <text:p text:style-name="P1">UPDATE usuarios SET email = 'nuevo@email.com' WHERE id = 1;</text:p>
      <text:p text:style-name="P1"/>
      <text:p text:style-name="P1"/>
      <text:p text:style-name="P2">DELETE (Eliminar):</text:p>
      <text:p text:style-name="P1">DELETE: Elimina filas de una tabla</text:p>
      <text:p text:style-name="P1">DROP TABLE: Elimina una tabla completa</text:p>
      <text:p text:style-name="P1">DROP DATABASE: Elimina una base de datos</text:p>
      <text:p text:style-name="P5">Ejemplo:</text:p>
      <text:p text:style-name="P1">DELETE FROM usuarios WHERE id = 1;</text:p>
      <text:p text:style-name="P1"/>
      <text:p text:style-name="P2">Otros comandos importantes:</text:p>
      <text:p text:style-name="P3">INSERT INTO: Añade nuevas filas a una tabla</text:p>
      <text:p text:style-name="P2">// Create</text:p>
      <text:p text:style-name="P1">function createUser($name, $email) {</text:p>
      <text:p text:style-name="P2"><text:s text:c="4"/>$sql = "INSERT INTO users (name, email) VALUES (?, ?)";</text:p>
      <text:p text:style-name="P1"><text:soft-page-break/>ALTER TABLE: Modifica la estructura de una tabla existente</text:p>
      <text:p text:style-name="P1">GROUP BY: Agrupa filas que tienen los mismos valores</text:p>
      <text:p text:style-name="P1">ORDER BY: Ordena el resultado de una consulta</text:p>
      <text:p text:style-name="P1">SQL permite gestionar eficientemente grandes cantidades de datos, mantener la integridad de la información y realizar consultas complejas en bases de datos relacionales.</text:p>
      <text:p text:style-name="P1"/>
      <text:p text:style-name="P1"><text:span text:style-name="T1">JOIN </text:span><text:span text:style-name="T3">combina filas de diferentes tablas</text:span>, no columnas. Aquí está la explicación correcta:</text:p>
      <text:p text:style-name="P1"><text:span text:style-name="T1">JOIN</text:span> en SQL:</text:p>
      <text:p text:style-name="P1">1.Propósito: Combina filas de dos o más tablas basándose en una condición relacionada entre ellas.</text:p>
      <text:p text:style-name="P1">2.Funcionamiento:</text:p>
      <text:p text:style-name="P1">Relaciona filas de diferentes tablas que cumplen una condición específica.</text:p>
      <text:p text:style-name="P1">3.Crea un conjunto de resultados que incluye columnas de ambas tablas.</text:p>
      <text:p text:style-name="P1"><text:s/>Tipos comunes:</text:p>
      <text:p text:style-name="P1"><text:s/>-INNER JOIN: Devuelve filas cuando hay coincidencias en ambas tablas.</text:p>
      <text:p text:style-name="P1"><text:s/>-LEFT JOIN: Devuelve todas las filas de la tabla izquierda y las coincidencias de la derecha.</text:p>
      <text:p text:style-name="P1"><text:s/>-RIGHT JOIN: Devuelve todas las filas de la tabla derecha y las coincidencias de la izquierda.</text:p>
      <text:p text:style-name="P1"><text:s/>-FULL JOIN: Devuelve filas cuando hay coincidencias en una de las tablas.</text:p>
      <text:p text:style-name="P1"><text:span text:style-name="T2">4.Ejemplo:</text:span> </text:p>
      <text:p text:style-name="P1">SELECT usuarios.nombre, pedidos.producto</text:p>
      <text:p text:style-name="P1">FROM usuarios</text:p>
      <text:p text:style-name="P1">INNER JOIN pedidos ON usuarios.id = pedidos.usuario_id;</text:p>
      <text:p text:style-name="P1"/>
      <text:p text:style-name="P1">Este JOIN combina filas de las tablas 'usuarios' y 'pedidos' donde el ID de usuario coincide, creando un resultado con columnas de ambas tablas.</text:p>
      <text:p text:style-name="P1">En resumen, JOIN combina filas de diferentes tablas basándose en una relación entre ellas, no combina columnas directamente.</text:p>
      <text:p text:style-name="P1"/>
      <text:p text:style-name="P1"><text:span text:style-name="T1"><text:tab/>Php</text:span> va a integrar consultas SQL para interactuar con la base de datos de la aplicacion web, normalmente siguiendo pautas CRUD.<text:line-break/><text:tab/>Hay que distinguir :<text:line-break/><text:span text:style-name="T1">CRUD en SQL</text:span><text:span text:style-name="T4">(SQL puro</text:span><text:span text:style-name="T1">)</text:span> para la propia base de datos donde se crean ,destruyen y visualizan las propias tablas,o sus datos.<text:line-break/>Normalmante se hace en Php_myadmin o en 'command prompt'.<text:line-break/><text:line-break/><text:span text:style-name="T1">CRUD desde el punto de vista de PHP</text:span> se utliza SQL para crear,leer,suprimir y modificar datos dentro de las propias tablas ya creadas en la base de datos del servidor,</text:p>
      <text:p text:style-name="P1">PHP no se va a utlizar casi nunca para crear las tablas(se usa para crear o suprimir o modificar las entradas de la tabla(filas)),tampoco se van a crear o suprimir columnas(atributos, <text:soft-page-break/>ejemplo:edad,raza,comentario,precio,marca,velocidad,temperatura..) (lo que se va a hacer es modificar los valores de esas columnas para unas filas determinadas)que modifiquen la estructura de la tabla con PHP <text:s/>ejecutado desde las paginas de la aplicac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u Hermosilla</meta:initial-creator>
    <meta:creation-date>2024-09-18T23:27:36.67</meta:creation-date>
    <dc:date>2024-09-19T03:48:49.42</dc:date>
    <dc:creator>Edu Hermosilla</dc:creator>
    <meta:editing-duration>PT2H17M21S</meta:editing-duration>
    <meta:editing-cycles>4</meta:editing-cycles>
    <meta:generator>OpenOffice/4.1.14$Win32 OpenOffice.org_project/4114m1$Build-9811</meta:generator>
    <meta:document-statistic meta:table-count="0" meta:image-count="0" meta:object-count="0" meta:page-count="3" meta:paragraph-count="57" meta:word-count="539" meta:character-count="3485"/>
  </office:meta>
</office:document-meta>
</file>